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1.249cm" style:auto-text-indent="false"/>
    </style:style>
    <style:style style:name="P2" style:family="paragraph" style:parent-style-name="Standard" style:master-page-name="Standard">
      <style:paragraph-properties fo:margin-left="0cm" fo:margin-right="0cm" fo:text-align="center" style:justify-single-word="false" fo:text-indent="1.249cm" style:auto-text-indent="false"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 Chegada de um Novo Sentimento</text:p>
      <text:p text:style-name="P1"/>
      <text:p text:style-name="P1">Por que não posso continuar contigo? Por que mesmo cercado Deles a solidão ainda me aflige? Eu sei a resposta para tudo isso, mas preciso negar; mesmo que minha alma esteja a confessar tudo, meus lábios não se encontraram com os teus. Continuarei apenas a andar para o horizonte oposto ao teu; mesmo que isso me faça sofrer por muito tempo.</text:p>
      <text:p text:style-name="P1">Será que eu seria o melhor para ti? Não sei, mas sei que me esforçaria ao máximo para fazê-la feliz. Mas isso são só meus pensamentos; que talvez nunca cheguem a pessoa que me inseriu em uma nova e surpreendente sensação, e me fez sentir algo novo, muito maior que qualquer outro sentimento. Queria eu que esta sensação quente e confortante durasse para sempre, e que eu pudesse ficar eternamente neste abraço de despedida.<text:bookmark text:name="_GoBack"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</meta:initial-creator>
    <dc:creator>Lucas Eduardo J. da Silva</dc:creator>
    <meta:editing-cycles>4</meta:editing-cycles>
    <meta:creation-date>2011-10-09T04:06:00</meta:creation-date>
    <dc:date>2012-05-05T05:41:00</dc:date>
    <meta:editing-duration>PT16M</meta:editing-duration>
    <meta:generator>LibreOffice/5.3.1.2$Linux_X86_64 LibreOffice_project/30m0$Build-2</meta:generator>
    <meta:document-statistic meta:table-count="0" meta:image-count="0" meta:object-count="0" meta:page-count="1" meta:paragraph-count="3" meta:word-count="141" meta:character-count="795" meta:non-whitespace-character-count="65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